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lmen Praksis" table:style-name="ta1">
        <table:table-column table:style-name="co1" table:number-columns-repeated="16384" table:default-cell-style-name="ce1"/>
        <table:table-row>
          <table:table-cell office:value-type="string" office:value="x" table:style-name="ce1">
            <text:p>x</text:p>
          </table:table-cell>
          <table:table-cell office:value-type="string" office:value="assignment" table:style-name="ce1">
            <text:p>assignment</text:p>
          </table:table-cell>
          <table:table-cell office:value-type="string" office:value="allocator" table:style-name="ce1">
            <text:p>allocator</text:p>
          </table:table-cell>
          <table:table-cell office:value-type="string" office:value="price" table:style-name="ce1">
            <text:p>price</text:p>
          </table:table-cell>
          <table:table-cell office:value-type="string" office:value="cost" table:style-name="ce1">
            <text:p>cost</text:p>
          </table:table-cell>
          <table:table-cell office:value-type="string" office:value="qty" table:style-name="ce1">
            <text:p>qty</text:p>
          </table:table-cell>
        </table:table-row>
        <table:table-row>
          <table:table-cell office:value-type="float" office:value="-2" table:style-name="ce1">
            <text:p>-2</text:p>
          </table:table-cell>
          <table:table-cell office:value-type="string" office:value="Andre Lidelser_KOL" table:style-name="ce1">
            <text:p>Andre Lidelser_KOL</text:p>
          </table:table-cell>
          <table:table-cell office:value-type="string" office:value="Almen Praksis" table:style-name="ce1">
            <text:p>Almen Praksis</text:p>
          </table:table-cell>
          <table:table-cell office:value-type="float" office:value="6736.62794008851" table:style-name="ce1">
            <text:p>6736.62794008851</text:p>
          </table:table-cell>
          <table:table-cell office:value-type="float" office:value="366900.97468743" table:style-name="ce1">
            <text:p>366900.97468743</text:p>
          </table:table-cell>
          <table:table-cell office:value-type="float" office:value="54.4635948356396" table:style-name="ce1">
            <text:p>54.4635948356396</text:p>
          </table:table-cell>
        </table:table-row>
        <table:table-row>
          <table:table-cell office:value-type="float" office:value="-2" table:style-name="ce1">
            <text:p>-2</text:p>
          </table:table-cell>
          <table:table-cell office:value-type="string" office:value="Andre Lidelser_Kronisk Leversygdom" table:style-name="ce1">
            <text:p>Andre Lidelser_Kronisk Leversygdom</text:p>
          </table:table-cell>
          <table:table-cell office:value-type="string" office:value="Almen Praksis" table:style-name="ce1">
            <text:p>Almen Praksis</text:p>
          </table:table-cell>
          <table:table-cell office:value-type="float" office:value="6736.62794008851" table:style-name="ce1">
            <text:p>6736.62794008851</text:p>
          </table:table-cell>
          <table:table-cell office:value-type="float" office:value="374566.4248375" table:style-name="ce1">
            <text:p>374566.4248375</text:p>
          </table:table-cell>
          <table:table-cell office:value-type="float" office:value="55.6014712655451" table:style-name="ce1">
            <text:p>55.6014712655451</text:p>
          </table:table-cell>
        </table:table-row>
        <table:table-row>
          <table:table-cell office:value-type="float" office:value="-2" table:style-name="ce1">
            <text:p>-2</text:p>
          </table:table-cell>
          <table:table-cell office:value-type="string" office:value="matching" table:style-name="ce1">
            <text:p>matching</text:p>
          </table:table-cell>
          <table:table-cell office:value-type="string" office:value="Almen Praksis" table:style-name="ce1">
            <text:p>Almen Praksis</text:p>
          </table:table-cell>
          <table:table-cell office:value-type="float" office:value="6736.62794008851" table:style-name="ce1">
            <text:p>6736.62794008851</text:p>
          </table:table-cell>
          <table:table-cell office:value-type="float" office:value="369858.38836652" table:style-name="ce1">
            <text:p>369858.38836652</text:p>
          </table:table-cell>
          <table:table-cell office:value-type="float" office:value="54.9025998846628" table:style-name="ce1">
            <text:p>54.9025998846628</text:p>
          </table:table-cell>
        </table:table-row>
        <table:table-row>
          <table:table-cell office:value-type="float" office:value="-1" table:style-name="ce1">
            <text:p>-1</text:p>
          </table:table-cell>
          <table:table-cell office:value-type="string" office:value="Andre Lidelser_KOL" table:style-name="ce1">
            <text:p>Andre Lidelser_KOL</text:p>
          </table:table-cell>
          <table:table-cell office:value-type="string" office:value="Almen Praksis" table:style-name="ce1">
            <text:p>Almen Praksis</text:p>
          </table:table-cell>
          <table:table-cell office:value-type="float" office:value="6736.62794008851" table:style-name="ce1">
            <text:p>6736.62794008851</text:p>
          </table:table-cell>
          <table:table-cell office:value-type="float" office:value="408438.120380936" table:style-name="ce1">
            <text:p>408438.120380936</text:p>
          </table:table-cell>
          <table:table-cell office:value-type="float" office:value="60.6294609132844" table:style-name="ce1">
            <text:p>60.6294609132844</text:p>
          </table:table-cell>
        </table:table-row>
        <table:table-row>
          <table:table-cell office:value-type="float" office:value="-1" table:style-name="ce1">
            <text:p>-1</text:p>
          </table:table-cell>
          <table:table-cell office:value-type="string" office:value="Andre Lidelser_Kronisk Leversygdom" table:style-name="ce1">
            <text:p>Andre Lidelser_Kronisk Leversygdom</text:p>
          </table:table-cell>
          <table:table-cell office:value-type="string" office:value="Almen Praksis" table:style-name="ce1">
            <text:p>Almen Praksis</text:p>
          </table:table-cell>
          <table:table-cell office:value-type="float" office:value="6736.62794008851" table:style-name="ce1">
            <text:p>6736.62794008851</text:p>
          </table:table-cell>
          <table:table-cell office:value-type="float" office:value="356227.071068113" table:style-name="ce1">
            <text:p>356227.071068113</text:p>
          </table:table-cell>
          <table:table-cell office:value-type="float" office:value="52.8791368970027" table:style-name="ce1">
            <text:p>52.8791368970027</text:p>
          </table:table-cell>
        </table:table-row>
        <table:table-row>
          <table:table-cell office:value-type="float" office:value="-1" table:style-name="ce1">
            <text:p>-1</text:p>
          </table:table-cell>
          <table:table-cell office:value-type="string" office:value="matching" table:style-name="ce1">
            <text:p>matching</text:p>
          </table:table-cell>
          <table:table-cell office:value-type="string" office:value="Almen Praksis" table:style-name="ce1">
            <text:p>Almen Praksis</text:p>
          </table:table-cell>
          <table:table-cell office:value-type="float" office:value="6736.62794008851" table:style-name="ce1">
            <text:p>6736.62794008851</text:p>
          </table:table-cell>
          <table:table-cell office:value-type="float" office:value="387192.272725029" table:style-name="ce1">
            <text:p>387192.272725029</text:p>
          </table:table-cell>
          <table:table-cell office:value-type="float" office:value="57.4756801427187" table:style-name="ce1">
            <text:p>57.4756801427187</text:p>
          </table:table-cell>
        </table:table-row>
        <table:table-row>
          <table:table-cell office:value-type="float" office:value="0" table:style-name="ce1">
            <text:p>0</text:p>
          </table:table-cell>
          <table:table-cell office:value-type="string" office:value="Andre Lidelser_KOL" table:style-name="ce1">
            <text:p>Andre Lidelser_KOL</text:p>
          </table:table-cell>
          <table:table-cell office:value-type="string" office:value="Almen Praksis" table:style-name="ce1">
            <text:p>Almen Praksis</text:p>
          </table:table-cell>
          <table:table-cell office:value-type="float" office:value="6736.62794008851" table:style-name="ce1">
            <text:p>6736.62794008851</text:p>
          </table:table-cell>
          <table:table-cell office:value-type="float" office:value="420455.322950605" table:style-name="ce1">
            <text:p>420455.322950605</text:p>
          </table:table-cell>
          <table:table-cell office:value-type="float" office:value="62.4133211288912" table:style-name="ce1">
            <text:p>62.4133211288912</text:p>
          </table:table-cell>
        </table:table-row>
        <table:table-row>
          <table:table-cell office:value-type="float" office:value="0" table:style-name="ce1">
            <text:p>0</text:p>
          </table:table-cell>
          <table:table-cell office:value-type="string" office:value="Andre Lidelser_Kronisk Leversygdom" table:style-name="ce1">
            <text:p>Andre Lidelser_Kronisk Leversygdom</text:p>
          </table:table-cell>
          <table:table-cell office:value-type="string" office:value="Almen Praksis" table:style-name="ce1">
            <text:p>Almen Praksis</text:p>
          </table:table-cell>
          <table:table-cell office:value-type="float" office:value="6736.62794008851" table:style-name="ce1">
            <text:p>6736.62794008851</text:p>
          </table:table-cell>
          <table:table-cell office:value-type="float" office:value="375474.56167941" table:style-name="ce1">
            <text:p>375474.56167941</text:p>
          </table:table-cell>
          <table:table-cell office:value-type="float" office:value="55.7362771135134" table:style-name="ce1">
            <text:p>55.7362771135134</text:p>
          </table:table-cell>
        </table:table-row>
        <table:table-row>
          <table:table-cell office:value-type="float" office:value="0" table:style-name="ce1">
            <text:p>0</text:p>
          </table:table-cell>
          <table:table-cell office:value-type="string" office:value="matching" table:style-name="ce1">
            <text:p>matching</text:p>
          </table:table-cell>
          <table:table-cell office:value-type="string" office:value="Almen Praksis" table:style-name="ce1">
            <text:p>Almen Praksis</text:p>
          </table:table-cell>
          <table:table-cell office:value-type="float" office:value="6736.62794008851" table:style-name="ce1">
            <text:p>6736.62794008851</text:p>
          </table:table-cell>
          <table:table-cell office:value-type="float" office:value="335379.768568612" table:style-name="ce1">
            <text:p>335379.768568612</text:p>
          </table:table-cell>
          <table:table-cell office:value-type="float" office:value="49.7845170538252" table:style-name="ce1">
            <text:p>49.7845170538252</text:p>
          </table:table-cell>
        </table:table-row>
        <table:table-row>
          <table:table-cell office:value-type="float" office:value="1" table:style-name="ce1">
            <text:p>1</text:p>
          </table:table-cell>
          <table:table-cell office:value-type="string" office:value="Andre Lidelser_KOL" table:style-name="ce1">
            <text:p>Andre Lidelser_KOL</text:p>
          </table:table-cell>
          <table:table-cell office:value-type="string" office:value="Almen Praksis" table:style-name="ce1">
            <text:p>Almen Praksis</text:p>
          </table:table-cell>
          <table:table-cell office:value-type="float" office:value="6736.62794008851" table:style-name="ce1">
            <text:p>6736.62794008851</text:p>
          </table:table-cell>
          <table:table-cell office:value-type="float" office:value="391086.650249357" table:style-name="ce1">
            <text:p>391086.650249357</text:p>
          </table:table-cell>
          <table:table-cell office:value-type="float" office:value="58.0537701840512" table:style-name="ce1">
            <text:p>58.0537701840512</text:p>
          </table:table-cell>
        </table:table-row>
        <table:table-row>
          <table:table-cell office:value-type="float" office:value="1" table:style-name="ce1">
            <text:p>1</text:p>
          </table:table-cell>
          <table:table-cell office:value-type="string" office:value="Andre Lidelser_Kronisk Leversygdom" table:style-name="ce1">
            <text:p>Andre Lidelser_Kronisk Leversygdom</text:p>
          </table:table-cell>
          <table:table-cell office:value-type="string" office:value="Almen Praksis" table:style-name="ce1">
            <text:p>Almen Praksis</text:p>
          </table:table-cell>
          <table:table-cell office:value-type="float" office:value="6736.62794008851" table:style-name="ce1">
            <text:p>6736.62794008851</text:p>
          </table:table-cell>
          <table:table-cell office:value-type="float" office:value="373558.940568732" table:style-name="ce1">
            <text:p>373558.940568732</text:p>
          </table:table-cell>
          <table:table-cell office:value-type="float" office:value="55.4519180650823" table:style-name="ce1">
            <text:p>55.4519180650823</text:p>
          </table:table-cell>
        </table:table-row>
        <table:table-row>
          <table:table-cell office:value-type="float" office:value="1" table:style-name="ce1">
            <text:p>1</text:p>
          </table:table-cell>
          <table:table-cell office:value-type="string" office:value="matching" table:style-name="ce1">
            <text:p>matching</text:p>
          </table:table-cell>
          <table:table-cell office:value-type="string" office:value="Almen Praksis" table:style-name="ce1">
            <text:p>Almen Praksis</text:p>
          </table:table-cell>
          <table:table-cell office:value-type="float" office:value="6736.62794008851" table:style-name="ce1">
            <text:p>6736.62794008851</text:p>
          </table:table-cell>
          <table:table-cell office:value-type="float" office:value="347160.001037633" table:style-name="ce1">
            <text:p>347160.001037633</text:p>
          </table:table-cell>
          <table:table-cell office:value-type="float" office:value="51.5332009018554" table:style-name="ce1">
            <text:p>51.5332009018554</text:p>
          </table:table-cell>
        </table:table-row>
        <table:table-row>
          <table:table-cell office:value-type="float" office:value="2" table:style-name="ce1">
            <text:p>2</text:p>
          </table:table-cell>
          <table:table-cell office:value-type="string" office:value="Andre Lidelser_KOL" table:style-name="ce1">
            <text:p>Andre Lidelser_KOL</text:p>
          </table:table-cell>
          <table:table-cell office:value-type="string" office:value="Almen Praksis" table:style-name="ce1">
            <text:p>Almen Praksis</text:p>
          </table:table-cell>
          <table:table-cell office:value-type="float" office:value="6736.62794008851" table:style-name="ce1">
            <text:p>6736.62794008851</text:p>
          </table:table-cell>
          <table:table-cell office:value-type="float" office:value="385115.176905574" table:style-name="ce1">
            <text:p>385115.176905574</text:p>
          </table:table-cell>
          <table:table-cell office:value-type="float" office:value="57.1673514302044" table:style-name="ce1">
            <text:p>57.1673514302044</text:p>
          </table:table-cell>
        </table:table-row>
        <table:table-row>
          <table:table-cell office:value-type="float" office:value="2" table:style-name="ce1">
            <text:p>2</text:p>
          </table:table-cell>
          <table:table-cell office:value-type="string" office:value="Andre Lidelser_Kronisk Leversygdom" table:style-name="ce1">
            <text:p>Andre Lidelser_Kronisk Leversygdom</text:p>
          </table:table-cell>
          <table:table-cell office:value-type="string" office:value="Almen Praksis" table:style-name="ce1">
            <text:p>Almen Praksis</text:p>
          </table:table-cell>
          <table:table-cell office:value-type="float" office:value="6736.62794008851" table:style-name="ce1">
            <text:p>6736.62794008851</text:p>
          </table:table-cell>
          <table:table-cell office:value-type="float" office:value="411612.846807762" table:style-name="ce1">
            <text:p>411612.846807762</text:p>
          </table:table-cell>
          <table:table-cell office:value-type="float" office:value="61.1007243487984" table:style-name="ce1">
            <text:p>61.1007243487984</text:p>
          </table:table-cell>
        </table:table-row>
        <table:table-row>
          <table:table-cell office:value-type="float" office:value="2" table:style-name="ce1">
            <text:p>2</text:p>
          </table:table-cell>
          <table:table-cell office:value-type="string" office:value="matching" table:style-name="ce1">
            <text:p>matching</text:p>
          </table:table-cell>
          <table:table-cell office:value-type="string" office:value="Almen Praksis" table:style-name="ce1">
            <text:p>Almen Praksis</text:p>
          </table:table-cell>
          <table:table-cell office:value-type="float" office:value="6736.62794008851" table:style-name="ce1">
            <text:p>6736.62794008851</text:p>
          </table:table-cell>
          <table:table-cell office:value-type="float" office:value="370190.017533871" table:style-name="ce1">
            <text:p>370190.017533871</text:p>
          </table:table-cell>
          <table:table-cell office:value-type="float" office:value="54.9518276541494" table:style-name="ce1">
            <text:p>54.9518276541494</text:p>
          </table:table-cell>
        </table:table-row>
        <table:table-row>
          <table:table-cell office:value-type="float" office:value="3" table:style-name="ce1">
            <text:p>3</text:p>
          </table:table-cell>
          <table:table-cell office:value-type="string" office:value="Andre Lidelser_KOL" table:style-name="ce1">
            <text:p>Andre Lidelser_KOL</text:p>
          </table:table-cell>
          <table:table-cell office:value-type="string" office:value="Almen Praksis" table:style-name="ce1">
            <text:p>Almen Praksis</text:p>
          </table:table-cell>
          <table:table-cell office:value-type="float" office:value="6736.62794008851" table:style-name="ce1">
            <text:p>6736.62794008851</text:p>
          </table:table-cell>
          <table:table-cell office:value-type="float" office:value="342715.176532058" table:style-name="ce1">
            <text:p>342715.176532058</text:p>
          </table:table-cell>
          <table:table-cell office:value-type="float" office:value="50.8734012891849" table:style-name="ce1">
            <text:p>50.8734012891849</text:p>
          </table:table-cell>
        </table:table-row>
        <table:table-row>
          <table:table-cell office:value-type="float" office:value="3" table:style-name="ce1">
            <text:p>3</text:p>
          </table:table-cell>
          <table:table-cell office:value-type="string" office:value="Andre Lidelser_Kronisk Leversygdom" table:style-name="ce1">
            <text:p>Andre Lidelser_Kronisk Leversygdom</text:p>
          </table:table-cell>
          <table:table-cell office:value-type="string" office:value="Almen Praksis" table:style-name="ce1">
            <text:p>Almen Praksis</text:p>
          </table:table-cell>
          <table:table-cell office:value-type="float" office:value="6736.62794008851" table:style-name="ce1">
            <text:p>6736.62794008851</text:p>
          </table:table-cell>
          <table:table-cell office:value-type="float" office:value="362413.97375979" table:style-name="ce1">
            <text:p>362413.97375979</text:p>
          </table:table-cell>
          <table:table-cell office:value-type="float" office:value="53.7975344612884" table:style-name="ce1">
            <text:p>53.7975344612884</text:p>
          </table:table-cell>
        </table:table-row>
        <table:table-row>
          <table:table-cell office:value-type="float" office:value="3" table:style-name="ce1">
            <text:p>3</text:p>
          </table:table-cell>
          <table:table-cell office:value-type="string" office:value="matching" table:style-name="ce1">
            <text:p>matching</text:p>
          </table:table-cell>
          <table:table-cell office:value-type="string" office:value="Almen Praksis" table:style-name="ce1">
            <text:p>Almen Praksis</text:p>
          </table:table-cell>
          <table:table-cell office:value-type="float" office:value="6736.62794008851" table:style-name="ce1">
            <text:p>6736.62794008851</text:p>
          </table:table-cell>
          <table:table-cell office:value-type="float" office:value="372518.325031767" table:style-name="ce1">
            <text:p>372518.325031767</text:p>
          </table:table-cell>
          <table:table-cell office:value-type="float" office:value="55.2974467856499" table:style-name="ce1">
            <text:p>55.2974467856499</text:p>
          </table:table-cell>
        </table:table-row>
        <table:table-row>
          <table:table-cell office:value-type="float" office:value="4" table:style-name="ce1">
            <text:p>4</text:p>
          </table:table-cell>
          <table:table-cell office:value-type="string" office:value="Andre Lidelser_KOL" table:style-name="ce1">
            <text:p>Andre Lidelser_KOL</text:p>
          </table:table-cell>
          <table:table-cell office:value-type="string" office:value="Almen Praksis" table:style-name="ce1">
            <text:p>Almen Praksis</text:p>
          </table:table-cell>
          <table:table-cell office:value-type="float" office:value="6736.62794008851" table:style-name="ce1">
            <text:p>6736.62794008851</text:p>
          </table:table-cell>
          <table:table-cell office:value-type="float" office:value="360604.587069158" table:style-name="ce1">
            <text:p>360604.587069158</text:p>
          </table:table-cell>
          <table:table-cell office:value-type="float" office:value="53.528945085903" table:style-name="ce1">
            <text:p>53.528945085903</text:p>
          </table:table-cell>
        </table:table-row>
        <table:table-row>
          <table:table-cell office:value-type="float" office:value="4" table:style-name="ce1">
            <text:p>4</text:p>
          </table:table-cell>
          <table:table-cell office:value-type="string" office:value="Andre Lidelser_Kronisk Leversygdom" table:style-name="ce1">
            <text:p>Andre Lidelser_Kronisk Leversygdom</text:p>
          </table:table-cell>
          <table:table-cell office:value-type="string" office:value="Almen Praksis" table:style-name="ce1">
            <text:p>Almen Praksis</text:p>
          </table:table-cell>
          <table:table-cell office:value-type="float" office:value="6736.62794008851" table:style-name="ce1">
            <text:p>6736.62794008851</text:p>
          </table:table-cell>
          <table:table-cell office:value-type="float" office:value="386388.43465942" table:style-name="ce1">
            <text:p>386388.43465942</text:p>
          </table:table-cell>
          <table:table-cell office:value-type="float" office:value="57.3563566365434" table:style-name="ce1">
            <text:p>57.3563566365434</text:p>
          </table:table-cell>
        </table:table-row>
        <table:table-row>
          <table:table-cell office:value-type="float" office:value="4" table:style-name="ce1">
            <text:p>4</text:p>
          </table:table-cell>
          <table:table-cell office:value-type="string" office:value="matching" table:style-name="ce1">
            <text:p>matching</text:p>
          </table:table-cell>
          <table:table-cell office:value-type="string" office:value="Almen Praksis" table:style-name="ce1">
            <text:p>Almen Praksis</text:p>
          </table:table-cell>
          <table:table-cell office:value-type="float" office:value="6736.62794008851" table:style-name="ce1">
            <text:p>6736.62794008851</text:p>
          </table:table-cell>
          <table:table-cell office:value-type="float" office:value="347739.045632661" table:style-name="ce1">
            <text:p>347739.045632661</text:p>
          </table:table-cell>
          <table:table-cell office:value-type="float" office:value="51.6191555664409" table:style-name="ce1">
            <text:p>51.6191555664409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string" office:value="Andre Lidelser_KOL" table:style-name="ce1">
            <text:p>Andre Lidelser_KOL</text:p>
          </table:table-cell>
          <table:table-cell office:value-type="string" office:value="Almen Praksis" table:style-name="ce1">
            <text:p>Almen Praksis</text:p>
          </table:table-cell>
          <table:table-cell office:value-type="float" office:value="6736.62794008851" table:style-name="ce1">
            <text:p>6736.62794008851</text:p>
          </table:table-cell>
          <table:table-cell office:value-type="float" office:value="360871.044414753" table:style-name="ce1">
            <text:p>360871.044414753</text:p>
          </table:table-cell>
          <table:table-cell office:value-type="float" office:value="53.5684986055518" table:style-name="ce1">
            <text:p>53.5684986055518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string" office:value="Andre Lidelser_Kronisk Leversygdom" table:style-name="ce1">
            <text:p>Andre Lidelser_Kronisk Leversygdom</text:p>
          </table:table-cell>
          <table:table-cell office:value-type="string" office:value="Almen Praksis" table:style-name="ce1">
            <text:p>Almen Praksis</text:p>
          </table:table-cell>
          <table:table-cell office:value-type="float" office:value="6736.62794008851" table:style-name="ce1">
            <text:p>6736.62794008851</text:p>
          </table:table-cell>
          <table:table-cell office:value-type="float" office:value="358332.599273637" table:style-name="ce1">
            <text:p>358332.599273637</text:p>
          </table:table-cell>
          <table:table-cell office:value-type="float" office:value="53.1916861759964" table:style-name="ce1">
            <text:p>53.1916861759964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string" office:value="matching" table:style-name="ce1">
            <text:p>matching</text:p>
          </table:table-cell>
          <table:table-cell office:value-type="string" office:value="Almen Praksis" table:style-name="ce1">
            <text:p>Almen Praksis</text:p>
          </table:table-cell>
          <table:table-cell office:value-type="float" office:value="6736.62794008851" table:style-name="ce1">
            <text:p>6736.62794008851</text:p>
          </table:table-cell>
          <table:table-cell office:value-type="float" office:value="390166.794497745" table:style-name="ce1">
            <text:p>390166.794497745</text:p>
          </table:table-cell>
          <table:table-cell office:value-type="float" office:value="57.9172247551226" table:style-name="ce1">
            <text:p>57.9172247551226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